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he night we met, I was out of my mind</text:h>
      <text:p text:style-name="Text_20_body">My head is full of fire, my tongue swollen,<text:line-break/>pregnant with all the things I should've said<text:line-break/>but didn't. Last night, we met each other<text:line-break/>in the dark, remember? You told me time was</text:p>
      <text:p text:style-name="Text_20_body">pregnant with all things. I should've said<text:line-break/>something, to draw you out from your place<text:line-break/>in the dark. Remember, you told me time was<text:line-break/>only an illusion, and memory was only</text:p>
      <text:p text:style-name="Text_20_body">something to draw. You, out from your place,<text:line-break/>I out from mine, that night, I believed in you.<text:line-break/>Only illusion and memory were one, lying<text:line-break/>down on your couch, through the night you drew</text:p>
      <text:p text:style-name="Text_20_body">me out from mine. That night, I believed in you<text:line-break/>when you told me you loved me. I lay<text:line-break/>down on your couch. Through the night, you drew<text:line-break/>a picture of our future together.</text:p>
      <text:p text:style-name="Text_20_body">When you told me you loved me, I lied<text:line-break/>in the dark. Remember, you told me time was<text:line-break/>a picture of our future together.<text:line-break/>My head is full of fire, my tongue swoll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night we met, I was out of my mind</dc:title>
  </office:meta>
</office:document-meta>
</file>